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c9c1" officeooo:paragraph-rsid="0010c9c1"/>
    </style:style>
    <style:style style:name="P2" style:family="paragraph" style:parent-style-name="Standard">
      <style:text-properties officeooo:rsid="0010c9c1" officeooo:paragraph-rsid="00121d84"/>
    </style:style>
    <style:style style:name="P3" style:family="paragraph" style:parent-style-name="Standard">
      <style:text-properties officeooo:rsid="00121d84" officeooo:paragraph-rsid="00121d84"/>
    </style:style>
    <style:style style:name="T1" style:family="text">
      <style:text-properties officeooo:rsid="00121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 analisi tecnica (introduzione)</text:p>
      <text:p text:style-name="P1"/>
      <text:p text:style-name="P1"><text:tab/>Le fasi del mercato (Fase 1-6, Risk on/off, Situazioni del mercato)</text:p>
      <text:p text:style-name="P3"><text:tab/>Il trend</text:p>
      <text:p text:style-name="P3"><text:tab/>La trendline (e return line)</text:p>
      <text:p text:style-name="P3"><text:tab/>Inversione di trend</text:p>
      <text:p text:style-name="P1"><text:tab/></text:p>
      <text:p text:style-name="P1"><text:tab/>Figure grafiche (di continuazione/inversione)</text:p>
      <text:p text:style-name="P1"><text:tab/><text:tab/>H&amp;D rialzista/ribassista</text:p>
      <text:p text:style-name="P1"><text:tab/><text:tab/>Doppio/triplo massimo/minimo<text:tab/><text:tab/></text:p>
      <text:p text:style-name="P1"><text:tab/><text:tab/>Spike top/bottom</text:p>
      <text:p text:style-name="P1"><text:tab/><text:tab/>Triangoli, Flag, pennant, rettangoli</text:p>
      <text:p text:style-name="P1"><text:tab/><text:tab/></text:p>
      <text:p text:style-name="P1"/>
      <text:p text:style-name="P1"><text:tab/>Candele giapponesi (Body/shadow, range/trand day)</text:p>
      <text:p text:style-name="P1"><text:tab/><text:tab/>Standard line, Long white, long black</text:p>
      <text:p text:style-name="P1"><text:tab/><text:tab/>Marubozu <text:span text:style-name="T1">(green/red)</text:span></text:p>
      <text:p text:style-name="P1"><text:tab/><text:tab/>Harami <text:span text:style-name="T1">(bullish/bearish)</text:span></text:p>
      <text:p text:style-name="P1"><text:tab/><text:tab/>Doji <text:span text:style-name="T1">(doji line,long legged doji, gravestone doji, dragonfly doji)</text:span></text:p>
      <text:p text:style-name="P1"><text:tab/><text:tab/><text:span text:style-name="T1">Configurazioni candlestick</text:span></text:p>
      <text:p text:style-name="P1"><text:tab/><text:tab/><text:tab/><text:span text:style-name="T1">Bullish/bearish engulfing</text:span></text:p>
      <text:p text:style-name="P1"><text:tab/><text:tab/><text:tab/><text:span text:style-name="T1">Morning/evening star</text:span></text:p>
      <text:p text:style-name="P2"><text:tab/><text:tab/><text:tab/><text:span text:style-name="T1">Hammer/shooting star</text:span></text:p>
      <text:p text:style-name="P2"><text:span text:style-name="T1"><text:tab/><text:tab/><text:tab/>Hanging man</text:span><text:tab/><text:tab/><text:tab/></text:p>
      <text:p text:style-name="P1"/>
      <text:p text:style-name="P1"><text:tab/>Gap <text:span text:style-name="T1">(up/down, rialzista/ribassista/di continuazione/di esaurimento)</text:span></text:p>
      <text:p text:style-name="P1"/>
      <text:p text:style-name="P1"><text:tab/>Oscillatori</text:p>
      <text:p text:style-name="P1"><text:tab/><text:tab/><text:span text:style-name="T1">RSI</text:span></text:p>
      <text:p text:style-name="P1"><text:tab/><text:tab/><text:span text:style-name="T1">MACD</text:span></text:p>
      <text:p text:style-name="P3"><text:tab/><text:tab/>Stocastico</text:p>
      <text:p text:style-name="P3"><text:tab/><text:tab/>Bande di Bollinger</text:p>
      <text:p text:style-name="P1"/>
      <text:p text:style-name="P1"><text:tab/>Indicatori</text:p>
      <text:p text:style-name="P1"><text:tab/><text:tab/><text:span text:style-name="T1">Medie mobili</text:span></text:p>
      <text:p text:style-name="P1"/>
      <text:p text:style-name="P1"><text:tab/><text:span text:style-name="T1">Volumi</text:span></text:p>
      <text:p text:style-name="P1"/>
      <text:p text:style-name="P1"><text:tab/>Onde di Elliot <text:span text:style-name="T1">(fase impulsiva/correttiva, Onda 1-5, Condizioni di verifica)</text:span></text:p>
      <text:p text:style-name="P1"/>
      <text:p text:style-name="P3"><text:tab/>Ritracciamenti di Fibonacci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5:15:14.887659784</meta:creation-date>
    <dc:date>2017-12-08T15:54:38.698183350</dc:date>
    <meta:editing-duration>PT18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02" meta:character-count="910" meta:non-whitespace-character-count="778"/>
  </office:meta>
</office:document-meta>
</file>